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2c359"/>
    </style:style>
    <style:style style:name="P4" style:family="paragraph" style:parent-style-name="Standard">
      <style:paragraph-properties fo:text-align="start" style:justify-single-word="false"/>
      <style:text-properties officeooo:rsid="00143c73" officeooo:paragraph-rsid="00143c73"/>
    </style:style>
    <style:style style:name="P5" style:family="paragraph" style:parent-style-name="Standard">
      <style:paragraph-properties fo:text-align="start" style:justify-single-word="false"/>
      <style:text-properties officeooo:rsid="00143c73" officeooo:paragraph-rsid="00143c73"/>
    </style:style>
    <style:style style:name="T1" style:family="text">
      <style:text-properties officeooo:rsid="001579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巧用python画c模块依赖关系图</text:p>
      <text:p text:style-name="P2"/>
      <text:p text:style-name="P2">写在前面的话：</text:p>
      <text:p text:style-name="P2"/>
      <text:p text:style-name="P2">闲来无事，突然想弄一个技术博客，一来巩固和应用一下学过的零碎知识，二来想抓住匆匆流去的时光，记录一下成长经历。希望可以抛砖引玉，和喜欢博客内容的朋友共同探讨。</text:p>
      <text:p text:style-name="P2"/>
      <text:p text:style-name="P2"/>
      <text:p text:style-name="P2">正文：</text:p>
      <text:p text:style-name="P2">由于工作和兴趣爱好的原因，一直从事嵌入式系统的工作，说到嵌入式就免不了经常跟单片机和c语言打交道，最近接到一个新项目，是对一个从零二年到现在一直研发的量产项目进行单片机移植，十几年前的前辈估计没想到，或者压根没准备让别人接手，所以程序写的相当狂野。由此小编有感而发，在一头栽进几万行的代码之前，是否可以先分析一下软件模块之间的关系呢？由于保密协议的关系，本文只用gcc和python介绍一下分析原理。</text:p>
      <text:p text:style-name="P2"/>
      <text:p text:style-name="P2">先定一个目标吧：画一个c模块依赖关系图</text:p>
      <text:p text:style-name="P2">工具： gcc 编译c工程，python负责画图</text:p>
      <text:p text:style-name="P2"/>
      <text:p text:style-name="P2">首先先做一个简单的工程，借此项目分析一下函数和模块之间的关系。</text:p>
      <text:p text:style-name="P2"/>
      <text:p text:style-name="P2">设计原理： 函数在声明在头文件里，实现在 库.c 文件里，调用的话在主函数 main.c，利用gcc linker cross over table 的选项使编译生成的map文件里加入函数模块引用的信息，然后通过paython分析map文件，用graphviz包来画图。</text:p>
      <text:p text:style-name="P2"/>
      <text:p text:style-name="P2">首先主函数设计：</text:p>
      <text:p text:style-name="P4">main.c </text:p>
      <text:p text:style-name="P4"/>
      <text:p text:style-name="P4"/>
      <text:p text:style-name="P2"/>
      <text:p text:style-name="P2"/>
      <text:p text:style-name="P2">gong@gong-HP-Pavilion-17-Notebook-PC:~$ ls</text:p>
      <text:p text:style-name="P2">Desktop <text:s text:c="3"/>examples.desktop <text:s/>Pictures <text:s text:c="2"/>test-output <text:s/>workspace_v7</text:p>
      <text:p text:style-name="P2">Documents <text:s/>Latex_File <text:s text:c="7"/>Public <text:s text:c="4"/>texput.log <text:s text:c="2"/>下载</text:p>
      <text:p text:style-name="P2">Downloads <text:s/>MPLABXProjects <text:s text:c="3"/>snap <text:s text:c="6"/>ti <text:s text:c="10"/>文档</text:p>
      <text:p text:style-name="P2">Dropbox <text:s text:c="3"/>Music <text:s text:c="12"/>Templates <text:s/>Videos <text:s text:c="6"/>桌面</text:p>
      <text:p text:style-name="P2">gong@gong-HP-Pavilion-17-Notebook-PC:~$ cd Do</text:p>
      <text:p text:style-name="P2">Documents/ Downloads/ </text:p>
      <text:p text:style-name="P2">gong@gong-HP-Pavilion-17-Notebook-PC:~$ cd Documents/</text:p>
      <text:p text:style-name="P2">gong@gong-HP-Pavilion-17-Notebook-PC:~/Documents$ ls </text:p>
      <text:p text:style-name="P2"><text:s/>articles <text:s text:c="2"/>first_try <text:s text:c="2"/>git_gong_repo <text:s/>'LiClipse Workspace' <text:s text:c="2"/>second_try</text:p>
      <text:p text:style-name="P2">gong@gong-HP-Pavilion-17-Notebook-PC:~/Documents$ cd articles/</text:p>
      <text:p text:style-name="P2">gong@gong-HP-Pavilion-17-Notebook-PC:~/Documents/articles$ ls</text:p>
      <text:p text:style-name="P2">1_proj <text:s/>1_proj.odt</text:p>
      <text:p text:style-name="P2">gong@gong-HP-Pavilion-17-Notebook-PC:~/Documents/articles$ mv 1_proj.odt 1_proj</text:p>
      <text:p text:style-name="P2">gong@gong-HP-Pavilion-17-Notebook-PC:~/Documents/articles$ ls</text:p>
      <text:p text:style-name="P2">1_proj</text:p>
      <text:p text:style-name="P2">gong@gong-HP-Pavilion-17-Notebook-PC:~/Documents/articles$ cd 1_proj/</text:p>
      <text:p text:style-name="P2">gong@gong-HP-Pavilion-17-Notebook-PC:~/Documents/articles/1_proj$ ls</text:p>
      <text:p text:style-name="P2">1_proj.odt <text:s/>math_with_float.c <text:s/>math_with_int.c <text:s/>prog</text:p>
      <text:p text:style-name="P2">main.c <text:s text:c="5"/>math_with_float.h <text:s/>math_with_int.h</text:p>
      <text:p text:style-name="P2">gong@gong-HP-Pavilion-17-Notebook-PC:~/Documents/articles/1_proj$ gcc -I./ -c prog.o main.c</text:p>
      <text:p text:style-name="P2"><text:soft-page-break/>gcc: error: prog.o: No such file or directory</text:p>
      <text:p text:style-name="P2">gong@gong-HP-Pavilion-17-Notebook-PC:~/Documents/articles/1_proj$ ls</text:p>
      <text:p text:style-name="P2">1_proj.odt <text:s/>math_with_float.c <text:s/>math_with_int.c <text:s/>prog</text:p>
      <text:p text:style-name="P2">main.c <text:s text:c="5"/>math_with_float.h <text:s/>math_with_int.h</text:p>
      <text:p text:style-name="P2">gong@gong-HP-Pavilion-17-Notebook-PC:~/Documents/articles/1_proj$ gcc -I./ -c -o main.o main.c</text:p>
      <text:p text:style-name="P2">gong@gong-HP-Pavilion-17-Notebook-PC:~/Documents/articles/1_proj$ ls</text:p>
      <text:p text:style-name="P2">1_proj.odt <text:s/>main.o <text:s text:c="12"/>math_with_float.h <text:s/>math_with_int.h</text:p>
      <text:p text:style-name="P2">main.c <text:s text:c="5"/>math_with_float.c <text:s/>math_with_int.c <text:s text:c="3"/>prog</text:p>
      <text:p text:style-name="P2">gong@gong-HP-Pavilion-17-Notebook-PC:~/Documents/articles/1_proj$ gcc -I./ -c -o math_with_int.c math_with_int.o</text:p>
      <text:p text:style-name="P2">gcc: error: math_with_int.o: No such file or directory</text:p>
      <text:p text:style-name="P2">gcc: fatal error: no input files</text:p>
      <text:p text:style-name="P2">compilation terminated.</text:p>
      <text:p text:style-name="P2">gong@gong-HP-Pavilion-17-Notebook-PC:~/Documents/articles/1_proj$ gcc -I./ -c -o math_with_int.o math_with_int.c</text:p>
      <text:p text:style-name="P2">gong@gong-HP-Pavilion-17-Notebook-PC:~/Documents/articles/1_proj$ gcc -I./ -c -o math_with_float.o math_with_float.c</text:p>
      <text:p text:style-name="P2">gong@gong-HP-Pavilion-17-Notebook-PC:~/Documents/articles/1_proj$ ls</text:p>
      <text:p text:style-name="P2">1_proj.odt <text:s/>math_with_float.c <text:s/>math_with_int.c <text:s/>prog</text:p>
      <text:p text:style-name="P2">main.c <text:s text:c="5"/>math_with_float.h <text:s/>math_with_int.h</text:p>
      <text:p text:style-name="P2">main.o <text:s text:c="5"/>math_with_float.o <text:s/>math_with_int.o</text:p>
      <text:p text:style-name="P2">gong@gong-HP-Pavilion-17-Notebook-PC:~/Documents/articles/1_proj$ gcc -Xlinker -Map = prog.map -Xlinker --cref main.o math_with_int.o math_with_float.o </text:p>
      <text:p text:style-name="P2">gcc: error: =: No such file or directory</text:p>
      <text:p text:style-name="P2">gcc: error: prog.map: No such file or directory</text:p>
      <text:p text:style-name="P2">gong@gong-HP-Pavilion-17-Notebook-PC:~/Documents/articles/1_proj$ gcc -Xlinker -Map=prog.map -Xlinker --cref main.o math_with_int.o math_with_float.o </text:p>
      <text:p text:style-name="P2">gong@gong-HP-Pavilion-17-Notebook-PC:~/Documents/articles/1_proj$ ls</text:p>
      <text:p text:style-name="P2">1_proj.odt <text:s/>main.o <text:s text:c="12"/>math_with_float.o <text:s/>math_with_int.o</text:p>
      <text:p text:style-name="P2">a.out <text:s text:c="6"/>math_with_float.c <text:s/>math_with_int.c <text:s text:c="3"/>prog</text:p>
      <text:p text:style-name="P2">main.c <text:s text:c="5"/>math_with_float.h <text:s/>math_with_int.h <text:s text:c="3"/>prog.map</text:p>
      <text:p text:style-name="P2">gong@gong-HP-Pavilion-17-Notebook-PC:~/Documents/articles/1_proj$ ls</text:p>
      <text:p text:style-name="P2">1_proj.odt <text:s/>main.o <text:s text:c="12"/>math_with_float.o <text:s/>math_with_int.o</text:p>
      <text:p text:style-name="P2">a.out <text:s text:c="6"/>math_with_float.c <text:s/>math_with_int.c <text:s text:c="3"/>prog</text:p>
      <text:p text:style-name="P2">main.c <text:s text:c="5"/>math_with_float.h <text:s/>math_with_int.h <text:s text:c="3"/>prog.map</text:p>
      <text:p text:style-name="P2">gong@gong-HP-Pavilion-17-Notebook-PC:~/Documents/articles/1_proj$ cd ..</text:p>
      <text:p text:style-name="P2">gong@gong-HP-Pavilion-17-Notebook-PC:~/Documents/articles$ ls</text:p>
      <text:p text:style-name="P2">1_proj</text:p>
      <text:p text:style-name="P2">gong@gong-HP-Pavilion-17-Notebook-PC:~/Documents/articles$ cd ..</text:p>
      <text:p text:style-name="P2">gong@gong-HP-Pavilion-17-Notebook-PC:~/Documents$ ls</text:p>
      <text:p text:style-name="P2"><text:s/>articles <text:s text:c="2"/>first_try <text:s text:c="2"/>git_gong_repo <text:s/>'LiClipse Workspace' <text:s text:c="2"/>second_try</text:p>
      <text:p text:style-name="P2">gong@gong-HP-Pavilion-17-Notebook-PC:~/Documents$ cd second_try/</text:p>
      <text:p text:style-name="P2">gong@gong-HP-Pavilion-17-Notebook-PC:~/Documents/second_try$ ls</text:p>
      <text:p text:style-name="P2">a.out <text:s text:c="5"/>module1.o <text:s/>program1.png <text:s/>program.h <text:s text:c="3"/>program.png</text:p>
      <text:p text:style-name="P2">env <text:s text:c="7"/>module2.c <text:s/>program.c <text:s text:c="4"/>program.map <text:s/>read_cref.py</text:p>
      <text:p text:style-name="P2">module1.c <text:s/>module2.o <text:s/>program.dot <text:s text:c="2"/>program.o</text:p>
      <text:p text:style-name="P2">gong@gong-HP-Pavilion-17-Notebook-PC:~/Documents/second_try$ pwd</text:p>
      <text:p text:style-name="P2">/home/gong/Documents/second_try</text:p>
      <text:p text:style-name="P2"><text:soft-page-break/>gong@gong-HP-Pavilion-17-Notebook-PC:~/Documents/second_try$ cp read_cref.py /home/gong/Documents/articles/1_proj/</text:p>
      <text:p text:style-name="P2">gong@gong-HP-Pavilion-17-Notebook-PC:~/Documents/second_try$ cd ..</text:p>
      <text:p text:style-name="P2">gong@gong-HP-Pavilion-17-Notebook-PC:~/Documents$ ls</text:p>
      <text:p text:style-name="P2"><text:s/>articles <text:s text:c="2"/>first_try <text:s text:c="2"/>git_gong_repo <text:s/>'LiClipse Workspace' <text:s text:c="2"/>second_try</text:p>
      <text:p text:style-name="P2">gong@gong-HP-Pavilion-17-Notebook-PC:~/Documents$ cd articles/</text:p>
      <text:p text:style-name="P2">gong@gong-HP-Pavilion-17-Notebook-PC:~/Documents/articles$ ls</text:p>
      <text:p text:style-name="P2">1_proj</text:p>
      <text:p text:style-name="P2">gong@gong-HP-Pavilion-17-Notebook-PC:~/Documents/articles$ cd 1</text:p>
      <text:p text:style-name="P2">bash: cd: 1: No such file or directory</text:p>
      <text:p text:style-name="P2">gong@gong-HP-Pavilion-17-Notebook-PC:~/Documents/articles$ cd 1_proj/</text:p>
      <text:p text:style-name="P2">gong@gong-HP-Pavilion-17-Notebook-PC:~/Documents/articles/1_proj$ ls</text:p>
      <text:p text:style-name="P2">1_proj.odt <text:s/>main.o <text:s text:c="12"/>math_with_float.o <text:s/>math_with_int.o <text:s/>read_cref.py</text:p>
      <text:p text:style-name="P2">a.out <text:s text:c="6"/>math_with_float.c <text:s/>math_with_int.c <text:s text:c="3"/>prog</text:p>
      <text:p text:style-name="P2">main.c <text:s text:c="5"/>math_with_float.h <text:s/>math_with_int.h <text:s text:c="3"/>prog.map</text:p>
      <text:p text:style-name="P2">gong@gong-HP-Pavilion-17-Notebook-PC:~/Documents/articles/1_proj$ gedit read_cref.py </text:p>
      <text:p text:style-name="P2">gong@gong-HP-Pavilion-17-Notebook-PC:~/Documents/articles/1_proj$ ls</text:p>
      <text:p text:style-name="P2">1_proj.odt <text:s/>main.o <text:s text:c="12"/>math_with_float.o <text:s/>math_with_int.o <text:s/>read_cref.py</text:p>
      <text:p text:style-name="P2">a.out <text:s text:c="6"/>math_with_float.c <text:s/>math_with_int.c <text:s text:c="3"/>prog</text:p>
      <text:p text:style-name="P2">main.c <text:s text:c="5"/>math_with_float.h <text:s/>math_with_int.h <text:s text:c="3"/>prog.map</text:p>
      <text:p text:style-name="P2">gong@gong-HP-Pavilion-17-Notebook-PC:~/Documents/articles/1_proj$ virtualenv ENVUsing base prefix '/usr'</text:p>
      <text:p text:style-name="P2">New python executable in /home/gong/Documents/articles/1_proj/ENV/bin/python3</text:p>
      <text:p text:style-name="P2">Also creating executable in /home/gong/Documents/articles/1_proj/ENV/bin/python</text:p>
      <text:p text:style-name="P2">Installing setuptools, pip, wheel...</text:p>
      <text:p text:style-name="P2">done.</text:p>
      <text:p text:style-name="P2">gong@gong-HP-Pavilion-17-Notebook-PC:~/Documents/articles/1_proj$ source </text:p>
      <text:p text:style-name="P2">1_proj.odt <text:s text:c="8"/>main.o <text:s text:c="12"/>math_with_int.c <text:s text:c="3"/>prog.map</text:p>
      <text:p text:style-name="P2">a.out <text:s text:c="13"/>math_with_float.c <text:s/>math_with_int.h <text:s text:c="3"/>read_cref.py</text:p>
      <text:p text:style-name="P2">ENV/ <text:s text:c="14"/>math_with_float.h <text:s/>math_with_int.o <text:s text:c="3"/></text:p>
      <text:p text:style-name="P2">main.c <text:s text:c="12"/>math_with_float.o <text:s/>prog <text:s text:c="14"/></text:p>
      <text:p text:style-name="P2">gong@gong-HP-Pavilion-17-Notebook-PC:~/Documents/articles/1_proj$ cd ENV/</text:p>
      <text:p text:style-name="P2">gong@gong-HP-Pavilion-17-Notebook-PC:~/Documents/articles/1_proj/ENV$ ls</text:p>
      <text:p text:style-name="P2">bin <text:s/>include <text:s/>lib</text:p>
      <text:p text:style-name="P2">gong@gong-HP-Pavilion-17-Notebook-PC:~/Documents/articles/1_proj/ENV$ cd include/</text:p>
      <text:p text:style-name="P2">gong@gong-HP-Pavilion-17-Notebook-PC:~/Documents/articles/1_proj/ENV/include$ lspython3.6m</text:p>
      <text:p text:style-name="P2">gong@gong-HP-Pavilion-17-Notebook-PC:~/Documents/articles/1_proj/ENV/include$ cd ..</text:p>
      <text:p text:style-name="P2">gong@gong-HP-Pavilion-17-Notebook-PC:~/Documents/articles/1_proj/ENV$ cd bin</text:p>
      <text:p text:style-name="P2">gong@gong-HP-Pavilion-17-Notebook-PC:~/Documents/articles/1_proj/ENV/bin$ ls</text:p>
      <text:p text:style-name="P2">activate <text:s text:c="6"/>activate.ps1 <text:s text:c="5"/>easy_install <text:s text:c="5"/>pip3 <text:s text:c="3"/>python3 <text:s text:c="7"/>wheel</text:p>
      <text:p text:style-name="P2">activate.csh <text:s text:c="2"/>activate_this.py <text:s/>easy_install-3.6 <text:s/>pip3.6 <text:s/>python3.6</text:p>
      <text:p text:style-name="P2">activate.fish <text:s/>activate.xsh <text:s text:c="5"/>pip <text:s text:c="14"/>python <text:s/>python-config</text:p>
      <text:p text:style-name="P2">gong@gong-HP-Pavilion-17-Notebook-PC:~/Documents/articles/1_proj/ENV/bin$ a</text:p>
      <text:p text:style-name="P2">Display all 120 possibilities? (y or n)</text:p>
      <text:p text:style-name="P2">a11y-profile-manager-indicator <text:s/>aplay</text:p>
      <text:p text:style-name="P2">a2disconf <text:s text:c="22"/>aplaymidi</text:p>
      <text:p text:style-name="P2">a2dismod <text:s text:c="23"/>apm_available</text:p>
      <text:p text:style-name="P2">a2dissite <text:s text:c="22"/>apparmor_parser</text:p>
      <text:p text:style-name="P2">a2enconf <text:s text:c="23"/>apparmor_status</text:p>
      <text:p text:style-name="P2"><text:soft-page-break/>a2enmod <text:s text:c="24"/>applygnupgdefaults</text:p>
      <text:p text:style-name="P2">a2ensite <text:s text:c="23"/>apport-bug</text:p>
      <text:p text:style-name="P2">a2query <text:s text:c="24"/>apport-cli</text:p>
      <text:p text:style-name="P2">aa-enabled <text:s text:c="21"/>apport-collect</text:p>
      <text:p text:style-name="P2">aa-exec <text:s text:c="24"/>apport-unpack</text:p>
      <text:p text:style-name="P2">aa-remove-unknown <text:s text:c="14"/>appres</text:p>
      <text:p text:style-name="P2">aa-status <text:s text:c="22"/>appstreamcli</text:p>
      <text:p text:style-name="P2">ab <text:s text:c="29"/>apropos</text:p>
      <text:p text:style-name="P2">accept <text:s text:c="25"/>apt</text:p>
      <text:p text:style-name="P2">accessdb <text:s text:c="23"/>apt-add-repository</text:p>
      <text:p text:style-name="P2">aconnect <text:s text:c="23"/>apt-cache</text:p>
      <text:p text:style-name="P2">acpi_available <text:s text:c="17"/>apt-cdrom</text:p>
      <text:p text:style-name="P2">acpid <text:s text:c="26"/>apt-config</text:p>
      <text:p text:style-name="P2">acpi_listen <text:s text:c="20"/>aptd</text:p>
      <text:p text:style-name="P2">activity-log-manager <text:s text:c="11"/>aptdcon</text:p>
      <text:p text:style-name="P2">acyclic <text:s text:c="24"/>apt-extracttemplates</text:p>
      <text:p text:style-name="P2">add-apt-repository <text:s text:c="13"/>apt-ftparchive</text:p>
      <text:p text:style-name="P2">addgnupghome <text:s text:c="19"/>apt-get</text:p>
      <text:p text:style-name="P2">gong@gong-HP-Pavilion-17-Notebook-PC:~/Documents/articles/1_proj/ENV/bin$ activity-log-manager </text:p>
      <text:p text:style-name="P2"/>
      <text:p text:style-name="P2">(activity-log-manager:15182): Gtk-WARNING **: 21:19:50.413: Could not load a pixbuf from icon theme.</text:p>
      <text:p text:style-name="P2">This may indicate that pixbuf loaders or the mime database could not be found.</text:p>
      <text:p text:style-name="P2">gong@gong-HP-Pavilion-17-Notebook-PC:~/Documents/articles/1_proj/ENV/bin$ cd ..</text:p>
      <text:p text:style-name="P2">gong@gong-HP-Pavilion-17-Notebook-PC:~/Documents/articles/1_proj/ENV$ cd ..</text:p>
      <text:p text:style-name="P2">gong@gong-HP-Pavilion-17-Notebook-PC:~/Documents/articles/1_proj$ <text:s/>source Envv</text:p>
      <text:p text:style-name="P2">bash: Envv: No such file or directory</text:p>
      <text:p text:style-name="P2">gong@gong-HP-Pavilion-17-Notebook-PC:~/Documents/articles/1_proj$ source ENV/bin/activate</text:p>
      <text:p text:style-name="P2">(ENV) gong@gong-HP-Pavilion-17-Notebook-PC:~/Documents/articles/1_proj$ python3 read_cref.py </text:p>
      <text:p text:style-name="P2">Traceback (most recent call last):</text:p>
      <text:p text:style-name="P2"><text:s text:c="2"/>File "read_cref.py", line 5, in &lt;module&gt;</text:p>
      <text:p text:style-name="P2"><text:s text:c="4"/>from networkx import MultiDiGraph</text:p>
      <text:p text:style-name="P2">ModuleNotFoundError: No module named 'networkx'</text:p>
      <text:p text:style-name="P2">(ENV) gong@gong-HP-Pavilion-17-Notebook-PC:~/Documents/articles/1_proj$ python3 read_cref.py prog.map prog.dot</text:p>
      <text:p text:style-name="P2">Traceback (most recent call last):</text:p>
      <text:p text:style-name="P2"><text:s text:c="2"/>File "read_cref.py", line 5, in &lt;module&gt;</text:p>
      <text:p text:style-name="P2"><text:s text:c="4"/>from networkx import MultiDiGraph</text:p>
      <text:p text:style-name="P2">ModuleNotFoundError: No module named 'networkx'</text:p>
      <text:p text:style-name="P2">(ENV) gong@gong-HP-Pavilion-17-Notebook-PC:~/Documents/articles/1_proj$ sudo apt-get install networkx</text:p>
      <text:p text:style-name="P2">[sudo] password for gong: 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E: Unable to locate package networkx</text:p>
      <text:p text:style-name="P2">(ENV) gong@gong-HP-Pavilion-17-Notebook-PC:~/Documents/articles/1_proj$ pip3 install networkx</text:p>
      <text:p text:style-name="P2">Collecting networkx</text:p>
      <text:p text:style-name="P2"><text:soft-page-break/>Collecting decorator&gt;=4.3.0 (from networkx)</text:p>
      <text:p text:style-name="P2"><text:s text:c="2"/>Using cached https://files.pythonhosted.org/packages/f1/cd/7c8240007e9716b14679bc217a1baefa4432aa30394f7e2ec40a52b1a708/decorator-4.3.2-py2.py3-none-any.whl</text:p>
      <text:p text:style-name="P2">Installing collected packages: decorator, networkx</text:p>
      <text:p text:style-name="P2">Successfully installed decorator-4.3.2 networkx-2.2</text:p>
      <text:p text:style-name="P2">(ENV) gong@gong-HP-Pavilion-17-Notebook-PC:~/Documents/articles/1_proj$ python3 read_cref.py prog.map prog.dot</text:p>
      <text:p text:style-name="P2">Traceback (most recent call last):</text:p>
      <text:p text:style-name="P2"><text:s text:c="2"/>File "read_cref.py", line 6, in &lt;module&gt;</text:p>
      <text:p text:style-name="P2"><text:s text:c="4"/>import pygraphviz </text:p>
      <text:p text:style-name="P2">ModuleNotFoundError: No module named 'pygraphviz'</text:p>
      <text:p text:style-name="P2">(ENV) gong@gong-HP-Pavilion-17-Notebook-PC:~/Documents/articles/1_proj$ pip3 install pygrahviz</text:p>
      <text:p text:style-name="P2">Collecting pygrahviz</text:p>
      <text:p text:style-name="P2"><text:s text:c="2"/>Could not find a version that satisfies the requirement pygrahviz (from versions: )</text:p>
      <text:p text:style-name="P2">No matching distribution found for pygrahviz</text:p>
      <text:p text:style-name="P2">(ENV) gong@gong-HP-Pavilion-17-Notebook-PC:~/Documents/articles/1_proj$ pip3 install pygraphviz</text:p>
      <text:p text:style-name="P2">Collecting pygraphviz</text:p>
      <text:p text:style-name="P2"><text:s text:c="2"/>Using cached https://files.pythonhosted.org/packages/7e/b1/d6d849ddaf6f11036f9980d433f383d4c13d1ebcfc3cd09bc845bda7e433/pygraphviz-1.5.zip</text:p>
      <text:p text:style-name="P2">Building wheels for collected packages: pygraphviz</text:p>
      <text:p text:style-name="P2"><text:s text:c="2"/>Building wheel for pygraphviz (setup.py) ... done</text:p>
      <text:p text:style-name="P2"><text:s text:c="2"/>Stored in directory: /home/gong/.cache/pip/wheels/65/54/69/1aee9e66ab19916293208d4c9de0d3898adebe6b2eeff6476b</text:p>
      <text:p text:style-name="P2">Successfully built pygraphviz</text:p>
      <text:p text:style-name="P2">Installing collected packages: pygraphviz</text:p>
      <text:p text:style-name="P2">Successfully installed pygraphviz-1.5</text:p>
      <text:p text:style-name="P2">(ENV) gong@gong-HP-Pavilion-17-Notebook-PC:~/Documents/articles/1_proj$ python3 read_cref.py prog.map prog.dot</text:p>
      <text:p text:style-name="P2">using package pygraphviz</text:p>
      <text:p text:style-name="P2">(ENV) gong@gong-HP-Pavilion-17-Notebook-PC:~/Documents/articles/1_proj$ dot -Tpng prog.dot -o prog.png</text:p>
      <text:p text:style-name="P2">(ENV) gong@gong-HP-Pavilion-17-Notebook-PC:~/Documents/articles/1_proj$ ls</text:p>
      <text:p text:style-name="P2">1_proj.odt <text:s/>main.o <text:s text:c="12"/>math_with_int.c <text:s/>prog.dot</text:p>
      <text:p text:style-name="P2">a.out <text:s text:c="6"/>math_with_float.c <text:s/>math_with_int.h <text:s/>prog.map</text:p>
      <text:p text:style-name="P2">ENV <text:s text:c="8"/>math_with_float.h <text:s/>math_with_int.o <text:s/>prog.png</text:p>
      <text:p text:style-name="P2">main.c <text:s text:c="5"/>math_with_float.o <text:s/>prog <text:s text:c="12"/>read_cref.py</text:p>
      <text:p text:style-name="P2">(ENV) gong@gong-HP-Pavilion-17-Notebook-PC:~/Documents/articles/1_proj$ eog prog.png </text:p>
      <text:p text:style-name="P2">(ENV) gong@gong-HP-Pavilion-17-Notebook-PC:~/Documents/articles/1_proj$ ^C</text:p>
      <text:p text:style-name="P2">(ENV) gong@gong-HP-Pavilion-17-Notebook-PC:~/Documents/articles/1_proj$ 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42:53.831400912</meta:creation-date>
    <dc:date>2019-03-18T20:31:40.408059539</dc:date>
    <meta:editing-duration>PT17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99" meta:word-count="1189" meta:character-count="11787" meta:non-whitespace-character-count="10215"/>
  </office:meta>
</office:document-meta>
</file>